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investments-in-2016/" text:style-name="Internet_20_link" text:visited-style-name="Visited_20_Internet_20_Link"><text:span text:style-name="T1">585. Investments in 2016</text:span></text:a></text:p>
      <text:section text:style-name="Sect1" text:name="headlessui-popover-button-:r1o:">
        <text:p text:style-name="Standard"/>
      </text:section>
      <text:section text:style-name="Sect1" text:name="headlessui-popover-button-:rj:">
        <text:p text:style-name="Standard"/>
      </text:section>
      <text:p text:style-name="P4">Medium</text:p>
      <text:p text:style-name="P4">366</text:p>
      <text:p text:style-name="P4">352</text:p>
      <text:section text:style-name="Sect1" text:name="headlessui-popover-button-:ro:">
        <text:p text:style-name="Standard"/>
      </text:section>
      <text:section text:style-name="Sect1" text:name="headlessui-popover-button-:rr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Insurance</text:span></text:span></text:p>
      <text:p text:style-name="P2">+-------------+-------+</text:p>
      <text:p text:style-name="P2">| Column Name | Type <text:s/>|</text:p>
      <text:p text:style-name="P2">+-------------+-------+</text:p>
      <text:p text:style-name="P2">| pid <text:s text:c="8"/>| int <text:s text:c="2"/>|</text:p>
      <text:p text:style-name="P2">| tiv_2015 <text:s text:c="3"/>| float |</text:p>
      <text:p text:style-name="P2">| tiv_2016 <text:s text:c="3"/>| float |</text:p>
      <text:p text:style-name="P2">| lat <text:s text:c="8"/>| float |</text:p>
      <text:p text:style-name="P2">| lon <text:s text:c="8"/>| float |</text:p>
      <text:p text:style-name="P2">+-------------+-------+</text:p>
      <text:p text:style-name="P2">pid is the primary key (column with unique values) for this table.</text:p>
      <text:p text:style-name="P2">Each row of this table contains information about one policy where:</text:p>
      <text:p text:style-name="P2">pid is the policyholder's policy ID.</text:p>
      <text:p text:style-name="P2">tiv_2015 is the total investment value in 2015 and tiv_2016 is the total investment value in 2016.</text:p>
      <text:p text:style-name="P2">lat is the latitude of the policy holder's city. It's guaranteed that lat is not NULL.</text:p>
      <text:p text:style-name="P1">lon is the longitude of the policy holder's city. It's guaranteed that lon is not NULL.</text:p>
      <text:p text:style-name="P6"> </text:p>
      <text:p text:style-name="P7"><text:span text:style-name="T1">Write a solution to report the sum of all total investment values in 2016 </text:span><text:span text:style-name="Source_20_Text"><text:span text:style-name="T2">tiv_2016</text:span></text:span><text:span text:style-name="T1">, for all policyholders who:</text:span></text:p>
      <text:list xml:id="list893782931" text:style-name="L1">
        <text:list-item>
          <text:p text:style-name="P8"><text:span text:style-name="T1">have the same </text:span><text:span text:style-name="Source_20_Text"><text:span text:style-name="T2">tiv_2015</text:span></text:span><text:span text:style-name="T1"> value as one or more other policyholders, and</text:span></text:p>
        </text:list-item>
        <text:list-item>
          <text:p text:style-name="P9"><text:span text:style-name="T1">are not located in the same city as any other policyholder (i.e., the (</text:span><text:span text:style-name="Source_20_Text"><text:span text:style-name="T2">lat, lon</text:span></text:span><text:span text:style-name="T1">) attribute pairs must be unique).</text:span></text:p>
        </text:list-item>
      </text:list>
      <text:p text:style-name="P7"><text:span text:style-name="T1">Round </text:span><text:span text:style-name="Source_20_Text"><text:span text:style-name="T2">tiv_2016</text:span></text:span><text:span text:style-name="T1"> to </text:span><text:span text:style-name="Strong_20_Emphasis"><text:span text:style-name="T1">two decimal places</text:span></text:span><text:span text:style-name="T1">.</text:span></text:p>
      <text:p text:style-name="P6">The 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<text:soft-page-break/>Insurance table:</text:p>
      <text:p text:style-name="P2">+-----+----------+----------+-----+-----+</text:p>
      <text:p text:style-name="P2">| pid | tiv_2015 | tiv_2016 | lat | lon |</text:p>
      <text:p text:style-name="P2">+-----+----------+----------+-----+-----+</text:p>
      <text:p text:style-name="P2">| 1 <text:s text:c="2"/>| 10 <text:s text:c="6"/>| 5 <text:s text:c="7"/>| 10 <text:s/>| 10 <text:s/>|</text:p>
      <text:p text:style-name="P2">| 2 <text:s text:c="2"/>| 20 <text:s text:c="6"/>| 20 <text:s text:c="6"/>| 20 <text:s/>| 20 <text:s/>|</text:p>
      <text:p text:style-name="P2">| 3 <text:s text:c="2"/>| 10 <text:s text:c="6"/>| 30 <text:s text:c="6"/>| 20 <text:s/>| 20 <text:s/>|</text:p>
      <text:p text:style-name="P2">| 4 <text:s text:c="2"/>| 10 <text:s text:c="6"/>| 40 <text:s text:c="6"/>| 40 <text:s/>| 40 <text:s/>|</text:p>
      <text:p text:style-name="P2">+-----+----------+----------+-----+-----+</text:p>
      <text:p text:style-name="P3"><text:span text:style-name="Strong_20_Emphasis"><text:span text:style-name="T1">Output:</text:span></text:span><text:span text:style-name="T1"> </text:span></text:p>
      <text:p text:style-name="P2">+----------+</text:p>
      <text:p text:style-name="P2">| tiv_2016 |</text:p>
      <text:p text:style-name="P2">+----------+</text:p>
      <text:p text:style-name="P2">| 45.00 <text:s text:c="3"/>|</text:p>
      <text:p text:style-name="P2">+----------+</text:p>
      <text:p text:style-name="P3"><text:span text:style-name="Strong_20_Emphasis"><text:span text:style-name="T1">Explanation:</text:span></text:span><text:span text:style-name="T1"> </text:span></text:p>
      <text:p text:style-name="P2">The first record in the table, like the last record, meets both of the two criteria.</text:p>
      <text:p text:style-name="P2">The tiv_2015 value 10 is the same as the third and fourth records, and its location is unique.</text:p>
      <text:p text:style-name="P3"/>
      <text:p text:style-name="P2">The second record does not meet any of the two criteria. Its tiv_2015 is not like any other policyholders and its location is the same as the third record, which makes the third record fail, too.</text:p>
      <text:p text:style-name="P1">So, the result is the sum of tiv_2016 of the first and last record, which is 45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8T07:53:10.666000000</dc:date>
    <meta:editing-duration>PT10S</meta:editing-duration>
    <meta:editing-cycles>1</meta:editing-cycles>
    <meta:document-statistic meta:table-count="0" meta:image-count="0" meta:object-count="0" meta:page-count="2" meta:paragraph-count="52" meta:word-count="378" meta:character-count="2004" meta:non-whitespace-character-count="1596"/>
    <meta:generator>LibreOffice/7.2.2.2$Windows_X86_64 LibreOffice_project/02b2acce88a210515b4a5bb2e46cbfb63fe97d56</meta:generator>
  </office:meta>
</office:document-meta>
</file>